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d436" officeooo:paragraph-rsid="0015d436"/>
    </style:style>
    <style:style style:name="P2" style:family="paragraph" style:parent-style-name="Standard">
      <style:text-properties officeooo:rsid="00167ea9" officeooo:paragraph-rsid="00167ea9"/>
    </style:style>
    <style:style style:name="P3" style:family="paragraph" style:parent-style-name="Text_20_body">
      <style:text-properties officeooo:rsid="00167ea9" officeooo:paragraph-rsid="00167ea9"/>
    </style:style>
    <style:style style:name="P4" style:family="paragraph" style:parent-style-name="Standard">
      <style:text-properties officeooo:paragraph-rsid="00167ea9"/>
    </style:style>
    <style:style style:name="P5" style:family="paragraph" style:parent-style-name="Horizontal_20_Line">
      <style:text-properties style:text-underline-style="none" officeooo:rsid="00180071"/>
    </style:style>
    <style:style style:name="P6" style:family="paragraph" style:parent-style-name="Standard">
      <style:text-properties officeooo:rsid="00167ea9" officeooo:paragraph-rsid="00167ea9"/>
    </style:style>
    <style:style style:name="P7" style:family="paragraph" style:parent-style-name="Standard">
      <style:text-properties style:text-underline-style="none" officeooo:rsid="00180071" officeooo:paragraph-rsid="00180071"/>
    </style:style>
    <style:style style:name="P8" style:family="paragraph" style:parent-style-name="Standard">
      <style:text-properties style:text-underline-style="none" officeooo:rsid="00180071" officeooo:paragraph-rsid="00184e11"/>
    </style:style>
    <style:style style:name="P9" style:family="paragraph" style:parent-style-name="Standard">
      <style:text-properties style:text-underline-style="none" officeooo:rsid="00184e11" officeooo:paragraph-rsid="00184e11"/>
    </style:style>
    <style:style style:name="P10" style:family="paragraph" style:parent-style-name="Standard">
      <style:text-properties style:text-underline-style="none" officeooo:rsid="0019dc0f" officeooo:paragraph-rsid="0019dc0f"/>
    </style:style>
    <style:style style:name="P11" style:family="paragraph" style:parent-style-name="Standard">
      <style:text-properties style:text-underline-style="none" officeooo:rsid="0019f4ab" officeooo:paragraph-rsid="0019f4ab"/>
    </style:style>
    <style:style style:name="P12" style:family="paragraph" style:parent-style-name="Standard">
      <style:text-properties style:text-underline-style="none" officeooo:rsid="001cb688" officeooo:paragraph-rsid="001cb688"/>
    </style:style>
    <style:style style:name="P13" style:family="paragraph" style:parent-style-name="Standard">
      <style:text-properties officeooo:paragraph-rsid="00184e11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2">
      <style:paragraph-properties fo:margin-top="0cm" fo:margin-bottom="0cm" style:contextual-spacing="false"/>
    </style:style>
    <style:style style:name="P17" style:family="paragraph" style:parent-style-name="Text_20_body">
      <style:text-properties style:text-underline-style="none" officeooo:rsid="0019dc0f" officeooo:paragraph-rsid="0019dc0f"/>
    </style:style>
    <style:style style:name="P18" style:family="paragraph" style:parent-style-name="Text_20_body">
      <style:text-properties style:text-underline-style="none" officeooo:rsid="001cb688" officeooo:paragraph-rsid="001cb688"/>
    </style:style>
    <style:style style:name="P19" style:family="paragraph" style:parent-style-name="Text_20_body" style:list-style-name="L4"/>
    <style:style style:name="P20" style:family="paragraph" style:parent-style-name="Text_20_body" style:list-style-name="L4">
      <style:paragraph-properties fo:margin-top="0cm" fo:margin-bottom="0cm" style:contextual-spacing="false"/>
    </style:style>
    <style:style style:name="P21" style:family="paragraph" style:parent-style-name="Text_20_body" style:list-style-name="L5"/>
    <style:style style:name="P22" style:family="paragraph" style:parent-style-name="Text_20_body" style:list-style-name="L5">
      <style:paragraph-properties fo:margin-top="0cm" fo:margin-bottom="0cm" style:contextual-spacing="false"/>
    </style:style>
    <style:style style:name="P23" style:family="paragraph" style:parent-style-name="Text_20_body">
      <style:text-properties officeooo:rsid="001e6ae9" officeooo:paragraph-rsid="001e6ae9"/>
    </style:style>
    <style:style style:name="P24" style:family="paragraph" style:parent-style-name="Text_20_body">
      <style:text-properties officeooo:rsid="001e6ae9" officeooo:paragraph-rsid="0020243b"/>
    </style:style>
    <style:style style:name="P25" style:family="paragraph" style:parent-style-name="Text_20_body">
      <style:text-properties officeooo:paragraph-rsid="001e6ae9"/>
    </style:style>
    <style:style style:name="P26" style:family="paragraph" style:parent-style-name="Text_20_body">
      <style:text-properties officeooo:rsid="0020243b" officeooo:paragraph-rsid="0020243b"/>
    </style:style>
    <style:style style:name="P27" style:family="paragraph" style:parent-style-name="Text_20_body">
      <style:text-properties officeooo:paragraph-rsid="0020243b"/>
    </style:style>
    <style:style style:name="P28" style:family="paragraph" style:parent-style-name="Text_20_body">
      <style:text-properties officeooo:rsid="00218e25" officeooo:paragraph-rsid="00218e25"/>
    </style:style>
    <style:style style:name="P29" style:family="paragraph" style:parent-style-name="Text_20_body">
      <style:text-properties officeooo:paragraph-rsid="00218e25"/>
    </style:style>
    <style:style style:name="P30" style:family="paragraph" style:parent-style-name="Text_20_body">
      <style:text-properties officeooo:rsid="00221952" officeooo:paragraph-rsid="00221952"/>
    </style:style>
    <style:style style:name="T1" style:family="text">
      <style:text-properties officeooo:rsid="00167ea9"/>
    </style:style>
    <style:style style:name="T2" style:family="text">
      <style:text-properties officeooo:rsid="00184e11"/>
    </style:style>
    <style:style style:name="T3" style:family="text">
      <style:text-properties style:text-underline-style="none" officeooo:rsid="00184e11"/>
    </style:style>
    <style:style style:name="T4" style:family="text">
      <style:text-properties officeooo:rsid="001cb688"/>
    </style:style>
    <style:style style:name="T5" style:family="text">
      <style:text-properties officeooo:rsid="001e6ae9"/>
    </style:style>
    <style:style style:name="T6" style:family="text">
      <style:text-properties officeooo:rsid="0020243b"/>
    </style:style>
    <style:style style:name="T7" style:family="text">
      <style:text-properties officeooo:rsid="00218e25"/>
    </style:style>
    <style:style style:name="T8" style:family="text">
      <style:text-properties officeooo:rsid="0022195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LUCIÓN PRACTICA 1 DE MATEMÁTICA DISCRETA.</text:p>
      <text:p text:style-name="P1"/>
      <text:p text:style-name="P2">1_</text:p>
      <text:p text:style-name="P4"/>
      <text:p text:style-name="P4"><text:span text:style-name="T1">P</text:span>ara resolver este problema se debe aplicar el <text:span text:style-name="Strong_20_Emphasis">principio multiplicativo</text:span>, ya que cada tipo de pasta de dientes se obtiene a partir de combinaciones de diferentes características.</text:p>
      <text:h text:style-name="Heading_20_3" text:outline-level="3"><text:span text:style-name="Strong_20_Emphasis">Paso 1: Identificar los conjuntos de opciones disponibles</text:span></text:h>
      <text:p text:style-name="Text_20_body">Podemos definir los conjuntos de opciones de la siguiente manera:</text:p>
      <text:list text:style-name="L1">
        <text:list-item>
          <text:p text:style-name="P14"><text:span text:style-name="Strong_20_Emphasis">Marca</text:span> (M): Hay 2 marcas disponibles.</text:p>
          <text:p text:style-name="P14">M={M1​,M2​} </text:p>
          <text:p text:style-name="P14">(donde M1​ y M2​ representan cada una de las marcas).</text:p>
        </text:list-item>
        <text:list-item>
          <text:p text:style-name="P14"><text:span text:style-name="Strong_20_Emphasis">Tamaño del tubo</text:span> (T): Cada marca ofrece 2 tamaños.</text:p>
          <text:p text:style-name="P14">T={T1​,T2​} </text:p>
          <text:p text:style-name="P14">(donde T1​ es el tamaño pequeño y T2​ es el tamaño grande).</text:p>
        </text:list-item>
        <text:list-item>
          <text:p text:style-name="P14"><text:span text:style-name="Strong_20_Emphasis">Presencia de flúor</text:span> (F): Cada tamaño se vende con o sin flúor.</text:p>
          <text:p text:style-name="P14">F={F1​,F2​} </text:p>
          <text:p text:style-name="P14">(donde F1​ es con flúor y F2​ es sin flúor).</text:p>
        </text:list-item>
      </text:list>
      <text:h text:style-name="Heading_20_3" text:outline-level="3"><text:span text:style-name="Strong_20_Emphasis">Paso 2: Aplicar el principio multiplicativo</text:span></text:h>
      <text:p text:style-name="Text_20_body">Cada opción de marca se combina con cada opción de tamaño y, a su vez, con cada opción de flúor.<text:line-break/>Entonces, el número total de combinaciones posibles es:</text:p>
      <text:p text:style-name="Text_20_body">∣M∣×∣T∣×∣F∣=2×2×2=8 </text:p>
      <text:p text:style-name="Text_20_body">Esto significa que en la tienda se venden <text:span text:style-name="Strong_20_Emphasis">8 tipos diferentes de tubos de pasta dentífrica</text:span>.</text:p>
      <text:p text:style-name="Horizontal_20_Line"/>
      <text:p text:style-name="P2">2_</text:p>
      <text:p text:style-name="P2"/>
      <text:p text:style-name="P3">Este problema se resuelve <text:span text:style-name="Strong_20_Emphasis">usando el principio multiplicativo</text:span>, ya que cada elección (marca, tamaño, tipo y presencia de cámara) <text:span text:style-name="Strong_20_Emphasis">se combina con las demás</text:span> para formar un producto distinto.</text:p>
      <text:h text:style-name="Heading_20_3" text:outline-level="3"><text:span text:style-name="Strong_20_Emphasis">Definimos los conjuntos</text:span></text:h>
      <text:p text:style-name="Text_20_body">Cada cubierta se define por cuatro características:</text:p>
      <text:list text:style-name="L2">
        <text:list-item>
          <text:p text:style-name="P15"><text:span text:style-name="Strong_20_Emphasis">Marcas disponibles</text:span>:</text:p>
          <text:list>
            <text:list-item>
              <text:p text:style-name="P16">Hay <text:span text:style-name="Strong_20_Emphasis">5 marcas</text:span> → Conjunto M con ∣M∣=5. </text:p>
            </text:list-item>
          </text:list>
        </text:list-item>
        <text:list-item>
          <text:p text:style-name="P15"><text:span text:style-name="Strong_20_Emphasis">Tamaños disponibles por marca</text:span>:</text:p>
          <text:list>
            <text:list-item>
              <text:p text:style-name="P16">Cada marca tiene <text:span text:style-name="Strong_20_Emphasis">8 tamaños</text:span> → Conjunto T con ∣T∣=8. </text:p>
            </text:list-item>
          </text:list>
        </text:list-item>
        <text:list-item>
          <text:p text:style-name="P15"><text:span text:style-name="Strong_20_Emphasis">Tipos de cubierta</text:span>:</text:p>
          <text:list>
            <text:list-item>
              <text:p text:style-name="P16">Cada tamaño se puede elegir como <text:span text:style-name="Strong_20_Emphasis">diagonal o radial</text:span> → Conjunto C con ∣C∣=2. </text:p>
            </text:list-item>
          </text:list>
        </text:list-item>
        <text:list-item>
          <text:p text:style-name="P15"><text:span text:style-name="Strong_20_Emphasis">Con o sin cámara</text:span>:</text:p>
          <text:list>
            <text:list-item>
              <text:p text:style-name="P15"><text:soft-page-break/>Cada tipo puede tener <text:span text:style-name="Strong_20_Emphasis">cámara o no</text:span> → Conjunto K con ∣K∣=2. </text:p>
            </text:list-item>
          </text:list>
        </text:list-item>
      </text:list>
      <text:h text:style-name="Heading_20_3" text:outline-level="3"><text:span text:style-name="Strong_20_Emphasis">Aplicamos el Principio Multiplicativo</text:span></text:h>
      <text:p text:style-name="Text_20_body">El número total de combinaciones posibles es:</text:p>
      <text:p text:style-name="Text_20_body">∣M∣×∣T∣×∣C∣×∣K∣ </text:p>
      <text:p text:style-name="Text_20_body">Sustituyendo los valores:</text:p>
      <text:p text:style-name="Text_20_body">5×8×2×2=160 </text:p>
      <text:h text:style-name="Heading_20_3" text:outline-level="3"><text:span text:style-name="Strong_20_Emphasis">Conclusión</text:span></text:h>
      <text:p text:style-name="Text_20_body">En total, el negocio ofrece <text:span text:style-name="Strong_20_Emphasis">160 cubiertas diferentes</text:span>, considerando todas las combinaciones posibles de marca, tamaño, tipo y presencia de cámara.</text:p>
      <text:p text:style-name="P2"/>
      <text:p text:style-name="P5"/>
      <text:p text:style-name="P8"/>
      <text:p text:style-name="P8">3. <text:bookmark-start text:name="__DdeLink__183_573023608"/>Se construyen señales izando 5 banderas en un mástil ¿Cuántas señales pueden construirse si se</text:p>
      <text:p text:style-name="P7">dispone de una cantidad ilimitada de banderas en 7 colores distintos? <text:bookmark-start text:name="__DdeLink__186_573023608"/>¿Qué implica<text:span text:style-name="T2">ncia</text:span> tiene en la</text:p>
      <text:p text:style-name="P7">forma de contar que se disponga de una cantidad ilimitada de banderas de cada color?<text:bookmark-end text:name="__DdeLink__186_573023608"/> ¿<text:bookmark-start text:name="__DdeLink__188_573023608"/>Si de un</text:p>
      <text:p text:style-name="P7">determinado color solo hubiesen 5 banderas se podría contar de igual forma? Reflexione sobre qué</text:p>
      <text:p text:style-name="P7">aspecto tendría que tener en cuenta.<text:bookmark-end text:name="__DdeLink__188_573023608"/></text:p>
      <text:p text:style-name="P7"/>
      <text:p text:style-name="P7"/>
      <text:p text:style-name="P9">5 banderas para una señal</text:p>
      <text:p text:style-name="P9">7 colores </text:p>
      <text:p text:style-name="P9"/>
      <text:p text:style-name="P9">Como las banderas pueden repetirse y hay una cantidad <text:span text:style-name="Strong_20_Emphasis">ilimitada</text:span> de cada color, hay <text:span text:style-name="Strong_20_Emphasis">7 opciones para cada una de las 5 posiciones</text:span>, lo que lleva a la potencia 75.</text:p>
      <text:p text:style-name="P9"/>
      <text:p text:style-name="P13"><text:span text:style-name="T3">Podemos decir que pueden construirse <text:s/>7**5 señales distintas. <text:s/>Es decir </text:span>16807<text:span text:style-name="T3">.</text:span><text:bookmark-end text:name="__DdeLink__183_573023608"/></text:p>
      <text:p text:style-name="P9"/>
      <text:p text:style-name="P17">La implicación principal de tener una <text:span text:style-name="Strong_20_Emphasis">cantidad ilimitada de banderas de cada color</text:span> es que <text:span text:style-name="Strong_20_Emphasis">cada bandera en la señal puede ser de cualquier color sin restricciones</text:span>.</text:p>
      <text:p text:style-name="Text_20_body">Esto nos permite contar las señales usando el <text:span text:style-name="Strong_20_Emphasis">principio multiplicativo</text:span>, ya que para cada una de las 5 posiciones de la señal, hay <text:span text:style-name="Strong_20_Emphasis">7 opciones de color</text:span>, lo que da un total de 75 señales posibles.</text:p>
      <text:p text:style-name="Text_20_body">Si hubiera una <text:span text:style-name="Strong_20_Emphasis">cantidad limitada</text:span> de banderas por color, el conteo cambiaría porque tendríamos que considerar combinaciones sin repetición, lo que implicaría una forma distinta de contar, posiblemente usando <text:span text:style-name="Strong_20_Emphasis">permutaciones o combinaciones</text:span> dependiendo de la restricción específica.</text:p>
      <text:p text:style-name="P10"/>
      <text:p text:style-name="Horizontal_20_Line"/>
      <text:p text:style-name="P10"><text:bookmark-start text:name="__DdeLink__190_573023608"/>4. ¿Cuántas posibles palabras pueden escribirse con las cinco letras A, B, C, D y E si ninguna letra</text:p>
      <text:p text:style-name="P10">debe aparecer repetida? (Se entiende por “palabra” una secuencia de letras que no necesariamente</text:p>
      <text:p text:style-name="P10">tiene sentido semántico.) ¿Cuántas posibles palabras pueden escribirse si las vocales deben estar</text:p>
      <text:p text:style-name="P10"><text:span text:style-name="T4">juntas</text:span>?</text:p>
      <text:p text:style-name="P10"/>
      <text:p text:style-name="P10"/>
      <text:p text:style-name="P11"><text:soft-page-break/>Tenemos 5 letras debemos ordenarlas de forma que ninguna aparezca repetida entonces</text:p>
      <text:p text:style-name="P11"/>
      <text:p text:style-name="P11">Para la primera, letra tenemos 5 opciones</text:p>
      <text:p text:style-name="P11">Para la segunda, tenemos 4 opciones porque no podemos repetir la primera</text:p>
      <text:p text:style-name="P11">Para la tercera, tenemos 3 opciones</text:p>
      <text:p text:style-name="P11">Para la cuarta, 2 opciones</text:p>
      <text:p text:style-name="P11">Para la quinta, 1 única opción</text:p>
      <text:p text:style-name="P11"/>
      <text:p text:style-name="P11"><text:bookmark-end text:name="__DdeLink__190_573023608"/>Entonces por principio multiplicativo como la eleccion de cada letra es independiente de la anterior. Tenemos 5!(es decir 120) palabras con las letras sin repetir.</text:p>
      <text:p text:style-name="P12"/>
      <text:p text:style-name="P12"/>
      <text:p text:style-name="P12"/>
      <text:p text:style-name="P18">Ahora, si las vocales (A y E) deben estar juntas, podemos tratar esas dos vocales como una única "unidad" o "bloque". Esto nos da una estructura con 4 "elementos": el bloque de vocales (AE o EA) y las 3 consonantes (B, C, D).</text:p>
      <text:p text:style-name="Text_20_body">Entonces, tenemos que hacer dos cosas:</text:p>
      <text:list text:style-name="L4">
        <text:list-item>
          <text:p text:style-name="P19"><text:span text:style-name="Strong_20_Emphasis">Ordenar las 4 elementos (el bloque de vocales y las 3 consonantes)</text:span>: Hay 4 elementos (el bloque de vocales + 3 consonantes), y los podemos ordenar de 4! maneras.</text:p>
          <text:p text:style-name="P20">4!=4×3×2×1=24 </text:p>
        </text:list-item>
        <text:list-item>
          <text:p text:style-name="P19"><text:span text:style-name="Strong_20_Emphasis">Ordenar las vocales dentro del bloque</text:span>: Dentro del bloque de vocales, las letras A y E se pueden organizar de 2! maneras (AE o EA).</text:p>
          <text:p text:style-name="P19">2!=2×1=2 </text:p>
        </text:list-item>
      </text:list>
      <text:p text:style-name="Text_20_body">Entonces, el número total de formas de organizar las letras con las vocales juntas es:</text:p>
      <text:p text:style-name="Text_20_body">4!×2!=24×2=48 </text:p>
      <text:p text:style-name="Text_20_body"><text:span text:style-name="Strong_20_Emphasis">Resultado</text:span>: Si las vocales deben estar juntas, el número total de palabras es <text:span text:style-name="Strong_20_Emphasis">48</text:span>.</text:p>
      <text:h text:style-name="Heading_20_3" text:outline-level="3"><text:span text:style-name="Strong_20_Emphasis">Conclusión</text:span></text:h>
      <text:p text:style-name="Text_20_body">En resumen:</text:p>
      <text:list text:style-name="L5">
        <text:list-item>
          <text:p text:style-name="P22"><text:span text:style-name="Strong_20_Emphasis">Palabras sin letras repetidas</text:span>: 120. </text:p>
        </text:list-item>
        <text:list-item>
          <text:p text:style-name="P21"><text:span text:style-name="Strong_20_Emphasis">Palabras con las vocales juntas</text:span>: 48.</text:p>
        </text:list-item>
      </text:list>
      <text:p text:style-name="P12"/>
      <text:p text:style-name="Horizontal_20_Line"/>
      <text:p text:style-name="Text_20_body"><text:bookmark-start text:name="__DdeLink__295_573023608"/>5. Las patentes de los automóviles en nuestro país se escriben mediante tres letras seguidas de tres</text:p>
      <text:p text:style-name="Text_20_body">números, como por ejemplo SFX 984 - EEY 233. La letra Ñ no se admite en las patentes y tanto</text:p>
      <text:p text:style-name="Text_20_body">las letras como los números pueden repetirse. ¿Cuántas patentes diferentes son posibles?</text:p>
      <text:p text:style-name="Text_20_body"/>
      <text:p text:style-name="P23"><text:bookmark-start text:name="__DdeLink__301_573023608"/>Supongamos que trabajamos con un alfabeto de 25 letras ya que descontamos la Ñ.</text:p>
      <text:p text:style-name="P23">A su vez trabajamos con 10 digitos posibles (0-9)<text:bookmark-end text:name="__DdeLink__301_573023608"/></text:p>
      <text:p text:style-name="P25"><text:soft-page-break/><text:span text:style-name="T5">Si tanto las letras como los numeros pueden repetirse solo tenemos que seleccionar 3 letras y 3 numeros. Por principio multiplicativo como las elecciones son independientes la cantidad de patentes diferentes posibles son 25**3 x 10**3 </text:span><text:span text:style-name="T6">= </text:span>15.625.000</text:p>
      <text:p text:style-name="P23"><text:bookmark-end text:name="__DdeLink__295_573023608"/></text:p>
      <text:p text:style-name="Horizontal_20_Line"/>
      <text:p text:style-name="Text_20_body">6. Para cada uno de los siguientes ítems responda la pregunta del ejercicio anterior teniendo en cuenta</text:p>
      <text:p text:style-name="Text_20_body">la restricción dada.</text:p>
      <text:p text:style-name="Text_20_body">a) Las letras no pueden repetirse.</text:p>
      <text:p text:style-name="Text_20_body">b) Los números no pueden repetirse.</text:p>
      <text:p text:style-name="Text_20_body">c) Las letras y los números no pueden repetirse.</text:p>
      <text:p text:style-name="Text_20_body">d ) La última de las letras es una Q.</text:p>
      <text:p text:style-name="Text_20_body">e) La primera de las letras es una A.</text:p>
      <text:p text:style-name="Text_20_body">f ) La última de las letras es una vocal.</text:p>
      <text:p text:style-name="Text_20_body">g) La primera de las letras es una vocal.</text:p>
      <text:p text:style-name="Text_20_body"/>
      <text:p text:style-name="P26">A_ <text:s/><text:span text:style-name="T5">Supongamos que trabajamos con un alfabeto de 25 letras ya que descontamos la Ñ.</text:span></text:p>
      <text:p text:style-name="P24">A su vez trabajamos con 10 digitos posibles (0-9)</text:p>
      <text:p text:style-name="P26"/>
      <text:p text:style-name="P27"><text:span text:style-name="T6">Si las letras no se pueden repetir tenemos que calcular la permutacion sin repeticion, </text:span>es decir, seleccionar <text:span text:style-name="Strong_20_Emphasis">3 letras distintas de un conjunto de 25</text:span> y ordenarlas. Esto se expresa como una <text:span text:style-name="Strong_20_Emphasis">permutación</text:span>:</text:p>
      <text:p text:style-name="Text_20_body">P(25,3)= <text:span text:style-name="T6">13800</text:span></text:p>
      <text:p text:style-name="P26">Los números se mantienen igual 10**3</text:p>
      <text:p text:style-name="P26">Por lo que ahora el calculo seria P(25,3) x 10**3 = 13.800.000</text:p>
      <text:p text:style-name="P26"/>
      <text:p text:style-name="P26"><text:bookmark-start text:name="__DdeLink__316_573023608"/>B_ Si los números no pueden repetirse</text:p>
      <text:p text:style-name="P28">el calculo de las letras quedaria 25**3</text:p>
      <text:p text:style-name="P28">y el de los numeros sabemos que tenemos 10 digitos posibles y necesitamos 3 donde no se repita ninguno, debemos hacer una permutacion sin repeticion.</text:p>
      <text:p text:style-name="P28"><text:bookmark-start text:name="__DdeLink__303_573023608"/><text:bookmark-start text:name="__DdeLink__306_573023608"/>P(10,3)<text:bookmark-end text:name="__DdeLink__303_573023608"/>=<text:bookmark-end text:name="__DdeLink__306_573023608"/> 720</text:p>
      <text:p text:style-name="P29"><text:span text:style-name="T7">Respuesta: 25</text:span><text:bookmark-start text:name="__DdeLink__310_573023608"/><text:span text:style-name="T7">**3 x </text:span><text:bookmark-start text:name="__DdeLink__303_573023608 Copia 1"/><text:span text:style-name="T7">P(10,3)</text:span><text:bookmark-end text:name="__DdeLink__303_573023608 Copia 1"/><text:span text:style-name="T7">=</text:span><text:bookmark-end text:name="__DdeLink__310_573023608"/><text:span text:style-name="T7"> </text:span><text:bookmark-end text:name="__DdeLink__316_573023608"/>11.250.000</text:p>
      <text:p text:style-name="P28"/>
      <text:p text:style-name="P28">C_ <text:bookmark-start text:name="__DdeLink__318_573023608"/>Si ni las letras ni los numeros pueden repetirse el calculo seria P(25,3) x P(10,3)<text:bookmark-end text:name="__DdeLink__318_573023608"/></text:p>
      <text:p text:style-name="P28"><text:soft-page-break/>D_ <text:bookmark-start text:name="__DdeLink__320_573023608"/><text:bookmark-start text:name="__DdeLink__323_573023608"/>Si la ultima de las letras es una Q se reducen las opciones para ubicar letras, ahora solo tendriamos que ubicar 2 de 25 dentro de 2 opciones libres en las 3 letras. Por lo que el calculo de letras seria: 25**2 y el de numeros 10**3<text:bookmark-end text:name="__DdeLink__320_573023608"/> <text:bookmark-end text:name="__DdeLink__323_573023608"/></text:p>
      <text:p text:style-name="P28">E_ <text:bookmark-start text:name="__DdeLink__327_573023608"/><text:bookmark-start text:name="__DdeLink__320_573023608 Copia 1"/>Si la primera de las letras es una A se reducen las opciones para ubicar letras, ahora solo tendriamos que ubicar 2 de 25 dentro de 2 opciones libres en las 3 letras. Por lo que el calculo de letras seria: 25**2 y el de numeros 10**3<text:bookmark-end text:name="__DdeLink__320_573023608 Copia 1"/> <text:bookmark-end text:name="__DdeLink__327_573023608"/></text:p>
      <text:p text:style-name="P30">F_ Si la ultima letra es vocal el resultado es el mismo que con g.</text:p>
      <text:p text:style-name="P28"><text:span text:style-name="T8">G</text:span><text:bookmark-start text:name="__DdeLink__329_573023608"/>_ Si la primera de las letras es una vocal significa que dentro de la primera posicion tenemos 5 opciones (aeiuo) <text:span text:style-name="T8">y para las otras letras 25**2 por principio multiplicativo, 5 x 25**2 = 3125 opciones de letras. Para los numeros se mantiene 10**3 entonces la cantidad de patentes es 10**3 x 3125</text:span><text:bookmark-end text:name="__DdeLink__329_573023608"/><text:span text:style-name="T8">.</text:span></text:p>
      <text:p text:style-name="P30"/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23:23:34.309973572</meta:creation-date>
    <dc:date>2025-03-14T19:09:19.525146675</dc:date>
    <meta:editing-duration>PT27M27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5" meta:paragraph-count="104" meta:word-count="1275" meta:character-count="7488" meta:non-whitespace-character-count="6171"/>
  </office:meta>
</office:document-meta>
</file>